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Excel_5f_BuiltIn_5f_Comma" style:data-style-name="N0">
      <style:table-cell-properties fo:background-color="#ffff99" fo:border="0.99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/>
      <style:text-properties style:font-name="Courier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1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43" table:default-cell-style-name="Default"/>
        <table:table-column table:style-name="co4" table:number-columns-repeated="769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5" office:value-type="float" office:value="2000" calcext:value-type="float">
            <office:annotation draw:style-name="gr1" draw:text-style-name="P1" svg:width="1.1413in" svg:height="0.3902in" svg:x="2.9063in" svg:y="0in" draw:caption-point-x="-0.2402in" draw:caption-point-y="0.3476in">
              <dc:date>2014-07-07T00:00:00</dc:date>
              <text:p text:style-name="P1"><text:span text:style-name="T1">Je suis ici pour vous aider.</text:span></text:p>
            </office:annotation>
            <text:p>2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6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 value with VLOOKUP</text:p>
          </table:table-cell>
          <table:table-cell table:style-name="ce7" table:formula="of:=ROUND(VLOOKUP([.B5];[.A15:.B17];2);2)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Formula : A + B</text:p>
          </table:table-cell>
          <table:table-cell table:style-name="ce7" table:formula="of:=[.B3]+[.B7]" office:value-type="float" office:value="2022" calcext:value-type="float">
            <text:p>202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splay</text:p>
          </table:table-cell>
          <table:table-cell table:style-name="ce9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Tab2" table:style-name="ta2">
        <office:forms form:automatic-focus="false" form:apply-design-mode="false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0000-00-00T17:26:27.0101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1-24T17:27:07.466648000</dc:date>
    <meta:generator>LibreOffice/4.1.6.2$MacOSX_x86 LibreOffice_project/40ff705089295be5be0aae9b15123f687c05b0a</meta:generator>
    <meta:editing-duration>PT3H24M7S</meta:editing-duration>
    <meta:editing-cycles>33</meta:editing-cycles>
    <meta:document-statistic meta:table-count="2" meta:cell-count="23" meta:object-count="0"/>
  </office:meta>
</office:document-meta>
</file>